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0.41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" table:style-name="ta1">
        <table:shapes>
          <draw:frame draw:z-index="0" draw:style-name="gr1" draw:text-style-name="P1" svg:width="21.05cm" svg:height="18.726cm" svg:x="22.123cm" svg:y="43.668cm">
            <draw:object draw:notify-on-update-of-ranges="res.A119:res.AF1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2" table:default-cell-style-name="Default"/>
        <table:table-column table:style-name="co2" table:default-cell-style-name="Default"/>
        <table:table-row table:style-name="ro1">
          <table:table-cell table:number-columns-repeated="4" office:value-type="float" office:value="13" calcext:value-type="float">
            <text:p>13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6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6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8" office:value-type="float" office:value="13" calcext:value-type="float">
            <text:p>1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4" office:value-type="float" office:value="13" calcext:value-type="float">
            <text:p>13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8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4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8" office:value-type="float" office:value="13" calcext:value-type="float">
            <text:p>1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4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4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4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8" office:value-type="float" office:value="13" calcext:value-type="float">
            <text:p>1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8" office:value-type="float" office:value="13" calcext:value-type="float">
            <text:p>1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6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6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4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4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float" office:value="8" calcext:value-type="float">
            <text:p>8</text:p>
          </table:table-cell>
          <table:table-cell table:number-columns-repeated="5"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float" office:value="8" calcext:value-type="float">
            <text:p>8</text:p>
          </table:table-cell>
          <table:table-cell table:number-columns-repeated="5"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8" office:value-type="float" office:value="13" calcext:value-type="float">
            <text:p>1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6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4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8" office:value-type="float" office:value="13" calcext:value-type="float">
            <text:p>1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6"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6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6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6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6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8" office:value-type="float" office:value="13" calcext:value-type="float">
            <text:p>1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8" office:value-type="float" office:value="13" calcext:value-type="float">
            <text:p>1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6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13" calcext:value-type="float">
            <text:p>1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8" office:value-type="float" office:value="13" calcext:value-type="float">
            <text:p>1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6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8" office:value-type="float" office:value="13" calcext:value-type="float">
            <text:p>1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8" office:value-type="float" office:value="13" calcext:value-type="float">
            <text:p>1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4" office:value-type="float" office:value="13" calcext:value-type="float">
            <text:p>13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8" office:value-type="float" office:value="13" calcext:value-type="float">
            <text:p>1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4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8" office:value-type="float" office:value="13" calcext:value-type="float">
            <text:p>1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6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6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8"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6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3"/>
        </table:table-row>
        <table:table-row table:style-name="ro1">
          <table:table-cell table:formula="of:=AVERAGE([.A1:.A117])" office:value-type="float" office:value="9.44444444444444" calcext:value-type="float">
            <text:p>9,44444444444444</text:p>
          </table:table-cell>
          <table:table-cell table:formula="of:=AVERAGE([.B1:.B117])" office:value-type="float" office:value="9.61538461538462" calcext:value-type="float">
            <text:p>9,61538461538462</text:p>
          </table:table-cell>
          <table:table-cell table:formula="of:=AVERAGE([.C1:.C117])" office:value-type="float" office:value="9.56410256410256" calcext:value-type="float">
            <text:p>9,56410256410256</text:p>
          </table:table-cell>
          <table:table-cell table:formula="of:=AVERAGE([.D1:.D117])" office:value-type="float" office:value="9.5982905982906" calcext:value-type="float">
            <text:p>9,5982905982906</text:p>
          </table:table-cell>
          <table:table-cell table:formula="of:=AVERAGE([.E1:.E117])" office:value-type="float" office:value="9.85470085470086" calcext:value-type="float">
            <text:p>9,85470085470086</text:p>
          </table:table-cell>
          <table:table-cell table:formula="of:=AVERAGE([.F1:.F117])" office:value-type="float" office:value="9.88888888888889" calcext:value-type="float">
            <text:p>9,88888888888889</text:p>
          </table:table-cell>
          <table:table-cell table:formula="of:=AVERAGE([.G1:.G117])" office:value-type="float" office:value="9.99145299145299" calcext:value-type="float">
            <text:p>9,99145299145299</text:p>
          </table:table-cell>
          <table:table-cell table:formula="of:=AVERAGE([.H1:.H117])" office:value-type="float" office:value="10.4700854700855" calcext:value-type="float">
            <text:p>10,4700854700855</text:p>
          </table:table-cell>
          <table:table-cell table:formula="of:=AVERAGE([.I1:.I117])" office:value-type="float" office:value="13.8803418803419" calcext:value-type="float">
            <text:p>13,8803418803419</text:p>
          </table:table-cell>
          <table:table-cell table:formula="of:=AVERAGE([.J1:.J117])" office:value-type="float" office:value="13.9230769230769" calcext:value-type="float">
            <text:p>13,9230769230769</text:p>
          </table:table-cell>
          <table:table-cell table:formula="of:=AVERAGE([.K1:.K117])" office:value-type="float" office:value="15.1794871794872" calcext:value-type="float">
            <text:p>15,1794871794872</text:p>
          </table:table-cell>
          <table:table-cell table:formula="of:=AVERAGE([.L1:.L117])" office:value-type="float" office:value="14.8461538461538" calcext:value-type="float">
            <text:p>14,8461538461538</text:p>
          </table:table-cell>
          <table:table-cell table:formula="of:=AVERAGE([.M1:.M117])" office:value-type="float" office:value="14.8803418803419" calcext:value-type="float">
            <text:p>14,8803418803419</text:p>
          </table:table-cell>
          <table:table-cell table:formula="of:=AVERAGE([.N1:.N117])" office:value-type="float" office:value="15.9059829059829" calcext:value-type="float">
            <text:p>15,9059829059829</text:p>
          </table:table-cell>
          <table:table-cell table:formula="of:=AVERAGE([.O1:.O117])" office:value-type="float" office:value="16.1367521367521" calcext:value-type="float">
            <text:p>16,1367521367521</text:p>
          </table:table-cell>
          <table:table-cell table:formula="of:=AVERAGE([.P1:.P117])" office:value-type="float" office:value="16.8803418803419" calcext:value-type="float">
            <text:p>16,8803418803419</text:p>
          </table:table-cell>
          <table:table-cell table:formula="of:=AVERAGE([.Q1:.Q117])" office:value-type="float" office:value="18.6752136752137" calcext:value-type="float">
            <text:p>18,6752136752137</text:p>
          </table:table-cell>
          <table:table-cell table:formula="of:=AVERAGE([.R1:.R117])" office:value-type="float" office:value="21.4700854700855" calcext:value-type="float">
            <text:p>21,4700854700855</text:p>
          </table:table-cell>
          <table:table-cell table:formula="of:=AVERAGE([.S1:.S117])" office:value-type="float" office:value="24.7521367521368" calcext:value-type="float">
            <text:p>24,7521367521368</text:p>
          </table:table-cell>
          <table:table-cell table:formula="of:=AVERAGE([.T1:.T117])" office:value-type="float" office:value="28.7777777777778" calcext:value-type="float">
            <text:p>28,7777777777778</text:p>
          </table:table-cell>
          <table:table-cell table:formula="of:=AVERAGE([.U1:.U117])" office:value-type="float" office:value="28.4529914529914" calcext:value-type="float">
            <text:p>28,4529914529914</text:p>
          </table:table-cell>
          <table:table-cell table:formula="of:=AVERAGE([.V1:.V117])" office:value-type="float" office:value="30.9059829059829" calcext:value-type="float">
            <text:p>30,9059829059829</text:p>
          </table:table-cell>
          <table:table-cell table:formula="of:=AVERAGE([.W1:.W117])" office:value-type="float" office:value="38.0854700854701" calcext:value-type="float">
            <text:p>38,0854700854701</text:p>
          </table:table-cell>
          <table:table-cell table:formula="of:=AVERAGE([.X1:.X117])" office:value-type="float" office:value="41.5299145299145" calcext:value-type="float">
            <text:p>41,5299145299145</text:p>
          </table:table-cell>
          <table:table-cell table:formula="of:=AVERAGE([.Y1:.Y117])" office:value-type="float" office:value="36.8974358974359" calcext:value-type="float">
            <text:p>36,8974358974359</text:p>
          </table:table-cell>
          <table:table-cell table:formula="of:=AVERAGE([.Z1:.Z117])" office:value-type="float" office:value="46.4102564102564" calcext:value-type="float">
            <text:p>46,4102564102564</text:p>
          </table:table-cell>
          <table:table-cell table:formula="of:=AVERAGE([.AA1:.AA117])" office:value-type="float" office:value="42.7692307692308" calcext:value-type="float">
            <text:p>42,7692307692308</text:p>
          </table:table-cell>
          <table:table-cell table:formula="of:=AVERAGE([.AB1:.AB117])" office:value-type="float" office:value="53.6495726495726" calcext:value-type="float">
            <text:p>53,6495726495726</text:p>
          </table:table-cell>
          <table:table-cell table:formula="of:=AVERAGE([.AC1:.AC117])" office:value-type="float" office:value="60" calcext:value-type="float">
            <text:p>60</text:p>
          </table:table-cell>
          <table:table-cell table:formula="of:=AVERAGE([.AD1:.AD117])" office:value-type="float" office:value="61.4017094017094" calcext:value-type="float">
            <text:p>61,4017094017094</text:p>
          </table:table-cell>
          <table:table-cell table:formula="of:=AVERAGE([.AE1:.AE117])" office:value-type="float" office:value="62.5555555555556" calcext:value-type="float">
            <text:p>62,5555555555556</text:p>
          </table:table-cell>
          <table:table-cell table:formula="of:=AVERAGE([.AF1:.AF117])" office:value-type="float" office:value="59.8034188034188" calcext:value-type="float">
            <text:p>59,803418803418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24T02:09:32.725494666</dc:date>
    <meta:editing-duration>PT6M15S</meta:editing-duration>
    <meta:editing-cycles>2</meta:editing-cycles>
    <meta:generator>LibreOffice/7.3.7.2$Linux_X86_64 LibreOffice_project/30$Build-2</meta:generator>
    <meta:document-statistic meta:table-count="1" meta:cell-count="389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1.051cm" svg:height="18.727cm" xlink:href=".." xlink:type="simple" chart:class="chart:line" chart:style-name="ch1">
        <chart:plot-area chart:style-name="ch2" table:cell-range-address="res.A119:res.AF119" svg:x="0.421cm" svg:y="0.374cm" svg:width="20.209cm" svg:height="17.979cm">
          <chart:coordinate-region svg:x="1.042cm" svg:y="0.573cm" svg:width="19.402cm" svg:height="17.133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res.A119:res.AF119" chart:class="chart:line">
            <chart:data-point chart:repeated="3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Строка 119</text:p>
                <draw:g>
                  <svg:desc/>
                </draw:g>
              </table:table-cell>
              <table:table-cell office:value-type="float" office:value="9.44444444444444">
                <text:p>9.44444444444444</text:p>
                <draw:g>
                  <svg:desc>res.A119:res.AF119</svg:desc>
                </draw:g>
              </table:table-cell>
              <table:table-cell office:value-type="float" office:value="9.61538461538462">
                <text:p>9.61538461538462</text:p>
              </table:table-cell>
              <table:table-cell office:value-type="float" office:value="9.56410256410256">
                <text:p>9.56410256410256</text:p>
              </table:table-cell>
              <table:table-cell office:value-type="float" office:value="9.5982905982906">
                <text:p>9.5982905982906</text:p>
              </table:table-cell>
              <table:table-cell office:value-type="float" office:value="9.85470085470086">
                <text:p>9.85470085470086</text:p>
              </table:table-cell>
              <table:table-cell office:value-type="float" office:value="9.88888888888889">
                <text:p>9.88888888888889</text:p>
              </table:table-cell>
              <table:table-cell office:value-type="float" office:value="9.99145299145299">
                <text:p>9.99145299145299</text:p>
              </table:table-cell>
              <table:table-cell office:value-type="float" office:value="10.4700854700855">
                <text:p>10.4700854700855</text:p>
              </table:table-cell>
              <table:table-cell office:value-type="float" office:value="13.8803418803419">
                <text:p>13.8803418803419</text:p>
              </table:table-cell>
              <table:table-cell office:value-type="float" office:value="13.9230769230769">
                <text:p>13.9230769230769</text:p>
              </table:table-cell>
              <table:table-cell office:value-type="float" office:value="15.1794871794872">
                <text:p>15.1794871794872</text:p>
              </table:table-cell>
              <table:table-cell office:value-type="float" office:value="14.8461538461538">
                <text:p>14.8461538461538</text:p>
              </table:table-cell>
              <table:table-cell office:value-type="float" office:value="14.8803418803419">
                <text:p>14.8803418803419</text:p>
              </table:table-cell>
              <table:table-cell office:value-type="float" office:value="15.9059829059829">
                <text:p>15.9059829059829</text:p>
              </table:table-cell>
              <table:table-cell office:value-type="float" office:value="16.1367521367521">
                <text:p>16.1367521367521</text:p>
              </table:table-cell>
              <table:table-cell office:value-type="float" office:value="16.8803418803419">
                <text:p>16.8803418803419</text:p>
              </table:table-cell>
              <table:table-cell office:value-type="float" office:value="18.6752136752137">
                <text:p>18.6752136752137</text:p>
              </table:table-cell>
              <table:table-cell office:value-type="float" office:value="21.4700854700855">
                <text:p>21.4700854700855</text:p>
              </table:table-cell>
              <table:table-cell office:value-type="float" office:value="24.7521367521368">
                <text:p>24.7521367521368</text:p>
              </table:table-cell>
              <table:table-cell office:value-type="float" office:value="28.7777777777778">
                <text:p>28.7777777777778</text:p>
              </table:table-cell>
              <table:table-cell office:value-type="float" office:value="28.4529914529914">
                <text:p>28.4529914529914</text:p>
              </table:table-cell>
              <table:table-cell office:value-type="float" office:value="30.9059829059829">
                <text:p>30.9059829059829</text:p>
              </table:table-cell>
              <table:table-cell office:value-type="float" office:value="38.0854700854701">
                <text:p>38.0854700854701</text:p>
              </table:table-cell>
              <table:table-cell office:value-type="float" office:value="41.5299145299145">
                <text:p>41.5299145299145</text:p>
              </table:table-cell>
              <table:table-cell office:value-type="float" office:value="36.8974358974359">
                <text:p>36.8974358974359</text:p>
              </table:table-cell>
              <table:table-cell office:value-type="float" office:value="46.4102564102564">
                <text:p>46.4102564102564</text:p>
              </table:table-cell>
              <table:table-cell office:value-type="float" office:value="42.7692307692308">
                <text:p>42.7692307692308</text:p>
              </table:table-cell>
              <table:table-cell office:value-type="float" office:value="53.6495726495726">
                <text:p>53.6495726495726</text:p>
              </table:table-cell>
              <table:table-cell office:value-type="float" office:value="60">
                <text:p>60</text:p>
              </table:table-cell>
              <table:table-cell office:value-type="float" office:value="61.4017094017094">
                <text:p>61.4017094017094</text:p>
              </table:table-cell>
              <table:table-cell office:value-type="float" office:value="62.5555555555556">
                <text:p>62.5555555555556</text:p>
              </table:table-cell>
              <table:table-cell office:value-type="float" office:value="59.8034188034188">
                <text:p>59.80341880341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